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weight="bold" style:font-weight-asian="bold"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 fo:background-color="#FFFF00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<text:s/>produits avec estimation de poids perdu après traitement</text:p>
      <text:p text:style-name="P4"><text:s text:c="2"/>Si on met 100kg produit brut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 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autres ne font que coliser (entrées/sorties). C’est le colisage qui diminue le stock. Et ce colisage derminera la facture</text:span></text:p>
      <text:p text:style-name="P18">L’ensemble des produits sont déstockés et chargés en containers <text:s/></text:p>
      <text:p text:style-name="Normal"><text:span text:style-name="T19">Chaque produit peut provenir d’une usine à l’autre lors du<text:s/></text:span><text:span text:style-name="T20">Colisage</text:span></text:p>
      <text:p text:style-name="P21">Pour chaque produit choisi, mentionner sa provenance (Dakar, Rufisque, St Louis ou dépôt de Yarakh)</text:p>
      <text:p text:style-name="Normal"><text:span text:style-name="T22">4.</text:span><text:span text:style-name="T23"><text:s/></text:span><text:span text:style-name="T24">Facture :</text:span></text:p>
      <text:p text:style-name="P25">Elle est faite à partir du colisage</text:p>
      <text:p text:style-name="P26">Il y a 2<text:s/>types de vente : locale et extérieure</text:p>
      <text:soft-page-break/>
      <text:p text:style-name="P27">Après chaque facturation, le stock local doit diminuer</text:p>
      <text:p text:style-name="P28">5. Paiement</text:p>
      <text:p text:style-name="P29">2 <text:s/>types de paiement : espèce et chèque (mentionner le numéro chèque)</text:p>
      <text:p text:style-name="P30">Le paiement peut être en 1 ou plusieurs tranches (avance et reliquat)</text:p>
      <text:p text:style-name="P31"/>
      <text:p text:style-name="P32">6. états ou consultation</text:p>
      <text:p text:style-name="P33">Liste des clients (payés ou non ou avance)</text:p>
      <text:p text:style-name="P34">Liste des factures soldées ou non</text:p>
      <text:p text:style-name="P35">Stock pour chaque produit et pour tous les produits par usine et global</text:p>
      <text:p text:style-name="P36"/>
      <text:p text:style-name="P37">Gérer les traces des acteurs :<text:s/></text:p>
      <text:p text:style-name="P38">Profil :<text:s/></text:p>
      <text:p text:style-name="P39">Admin</text:p>
      <text:p text:style-name="P40">Comptable (stock et sortie)</text:p>
      <text:p text:style-name="P41">Magasinier :<text:s/>Stock (entrée)</text:p>
      <text:p text:style-name="P42"/>
      <text:p text:style-name="P43">Remarque : Samedi 17 octobre</text:p>
      <text:p text:style-name="Normal"><text:span text:style-name="T44">Créer les produits pour les toutes usines mais le stock doit etre pour chaque usine (créer une table stock et la lier avec produit et usine)</text:span></text:p>
      <text:p text:style-name="P45"/>
      <text:p text:style-name="P46">Ajouter état enregistré pour les autres utilisateurs</text:p>
      <text:p text:style-name="P47">Pour le bon de sortie (colisage),</text:p>
      <text:p text:style-name="P48">Numéro containers, numéro plomb, destinataire, nom client et destination (adresse client)</text:p>
      <text:p text:style-name="P49">Pour le paiement, afficher la liste des factures avec possibilité de cocher « payé ». Seul l’admin a la possibilité de le cocher</text:p>
      <text:p text:style-name="P50"/>
      <text:p text:style-name="P51"/>
      <text:soft-page-break/>
      <text:p text:style-name="P52">Remarque : Jeudi<text:s/>26 Novembre</text:p>
      <text:p text:style-name="P53">Bon de sortie : c’est le destockage des autres usines vers l’usine dakar (stockage)</text:p>
      <text:p text:style-name="P54">Enlever le client dans le bon de sortie</text:p>
      <text:p text:style-name="P55">Facture :<text:s/>elle va destocker le stock de<text:s/>l’usine Dakar</text:p>
      <text:p text:style-name="P5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15-10-17T13:40:00Z</meta:creation-date>
    <dc:date>2015-12-01T19:57:00Z</dc:date>
    <meta:template xlink:href="Normal.dotm" xlink:type="simple"/>
    <meta:editing-cycles>13</meta:editing-cycles>
    <meta:editing-duration>PT4860S</meta:editing-duration>
    <meta:document-statistic meta:page-count="3" meta:paragraph-count="5" meta:word-count="410" meta:character-count="2663" meta:row-count="18" meta:non-whitespace-character-count="2258"/>
  </office:meta>
</office:document-meta>
</file>